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184c8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184c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0184c8"/>
    </style:style>
    <style:style style:name="P4" style:family="paragraph" style:parent-style-name="Standard">
      <style:paragraph-properties fo:text-align="center" style:justify-single-word="false" fo:break-before="page"/>
      <style:text-properties officeooo:paragraph-rsid="000184c8"/>
    </style:style>
    <style:style style:name="T1" style:family="text">
      <style:text-properties officeooo:rsid="000184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Trabalho de Inteligência computacional</text:span></text:p>
      <text:p text:style-name="P2"><text:span text:style-name="T1">Aluno: Edson Leonardo Neves de Siqueira</text:span></text:p>
      <text:p text:style-name="P2"><text:span text:style-name="T1">Matrícula: 20121102353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Regras de Produção</text:span></text:p>
      <text:p text:style-name="P1"><text:span text:style-name="T1"/></text:p>
      <text:p text:style-name="P3"><text:span text:style-name="T1">01 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neves </meta:initial-creator>
    <meta:creation-date>2013-09-17T15:23:29</meta:creation-date>
    <dc:date>2013-09-17T15:31:09</dc:date>
    <dc:creator>leonardoneves </dc:creator>
    <meta:editing-duration>P0D</meta:editing-duration>
    <meta:editing-cycles>1</meta:editing-cycles>
    <meta:document-statistic meta:table-count="0" meta:image-count="0" meta:object-count="0" meta:page-count="2" meta:paragraph-count="5" meta:word-count="17" meta:character-count="122" meta:non-whitespace-character-count="109"/>
    <meta:generator>LibreOffice/4.0.2.2$Linux_x86 LibreOffice_project/400m0$Build-2</meta:generator>
  </office:meta>
</office:document-meta>
</file>